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3pt"/>
    </style:style>
    <style:style style:name="co3" style:family="table-column">
      <style:table-column-properties fo:break-before="auto" style:column-width="126.91pt"/>
    </style:style>
    <style:style style:name="co4" style:family="table-column">
      <style:table-column-properties fo:break-before="auto" style:column-width="242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mark43</text:p>
          </table:table-cell>
          <table:table-cell table:style-name="ce1" office:value-type="string" calcext:value-type="string">
            <text:p>rms</text:p>
          </table:table-cell>
          <table:table-cell table:style-name="ce1" office:value-type="string" calcext:value-type="string">
            <text:p>old_rms</text:p>
          </table:table-cell>
          <table:table-cell table:style-name="ce1"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fc_num <text:s text:c="16"/>0</text:p>
          </table:table-cell>
          <table:table-cell office:value-type="string" calcext:value-type="string">
            <text:p>fio_id <text:s text:c="16"/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contact_date <text:s text:c="10"/>1</text:p>
          </table:table-cell>
          <table:table-cell office:value-type="string" calcext:value-type="string">
            <text:p>fio_date <text:s text:c="2"/>5, fio_time 6 <text:s/>fio_date_corrected <text:s text:c="3"/>39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contact_officer <text:s text:c="7"/>2</text:p>
          </table:table-cell>
          <table:table-cell office:value-type="string" calcext:value-type="string">
            <text:p>officer_id <text:s text:c="11"/>26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contact_officer_name <text:s text:c="2"/>3</text:p>
          </table:table-cell>
          <table:table-cell office:value-type="string" calcext:value-type="string">
            <text:p>officer <text:s text:c="14"/>3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supervisor <text:s text:c="12"/>4</text:p>
          </table:table-cell>
          <table:table-cell office:value-type="string" calcext:value-type="string">
            <text:p>supervisor_id <text:s text:c="8"/>25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supervisor_name <text:s text:c="7"/>5</text:p>
          </table:table-cell>
          <table:table-cell office:value-type="string" calcext:value-type="string">
            <text:p>supervisor <text:s text:c="11"/>27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street <text:s text:c="16"/>6</text:p>
          </table:table-cell>
          <table:table-cell office:value-type="string" calcext:value-type="string">
            <text:p>location <text:s text:c="14"/>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city <text:s text:c="18"/>7</text:p>
          </table:table-cell>
          <table:table-cell office:value-type="string" calcext:value-type="string">
            <text:p>city <text:s text:c="17"/>42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string" calcext:value-type="string">
            <text:p>state <text:s text:c="17"/>8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zip <text:s text:c="19"/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op_duration <text:s text:c="8"/>10</text:p>
          </table:table-cell>
          <table:table-cell office:value-type="string" calcext:value-type="string">
            <text:p>stop_duration <text:s text:c="8"/>1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ircumstance <text:s text:c="9"/>11</text:p>
          </table:table-cell>
          <table:table-cell office:value-type="string" calcext:value-type="string">
            <text:p>circumstance <text:s text:c="9"/>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sis <text:s text:c="16"/>12</text:p>
          </table:table-cell>
          <table:table-cell office:value-type="string" calcext:value-type="string">
            <text:p>basis <text:s text:c="16"/>16</text:p>
          </table:table-cell>
          <table:table-cell office:value-type="string" calcext:value-type="string">
            <text:p>basis <text:s text:c="16"/>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hicle_year <text:s text:c="9"/>13</text:p>
          </table:table-cell>
          <table:table-cell office:value-type="string" calcext:value-type="string">
            <text:p>vehicle_year <text:s text:c="9"/>17</text:p>
          </table:table-cell>
          <table:table-cell office:value-type="string" calcext:value-type="string">
            <text:p>veh_year_num <text:s text:c="9"/>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hicle_state <text:s text:c="8"/>14</text:p>
          </table:table-cell>
          <table:table-cell office:value-type="string" calcext:value-type="string">
            <text:p>vehicle_state <text:s text:c="8"/>18</text:p>
          </table:table-cell>
          <table:table-cell office:value-type="string" calcext:value-type="string">
            <text:p>veh_state <text:s text:c="12"/>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hicle_model <text:s text:c="8"/>15</text:p>
          </table:table-cell>
          <table:table-cell office:value-type="string" calcext:value-type="string">
            <text:p>vehicle_model <text:s text:c="8"/>20</text:p>
          </table:table-cell>
          <table:table-cell office:value-type="string" calcext:value-type="string">
            <text:p>veh_model <text:s text:c="12"/>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hicle_color <text:s text:c="8"/>16</text:p>
          </table:table-cell>
          <table:table-cell office:value-type="string" calcext:value-type="string">
            <text:p>vehicle_color <text:s text:c="8"/>21</text:p>
          </table:table-cell>
          <table:table-cell office:value-type="string" calcext:value-type="string">
            <text:p>veh_color <text:s text:c="12"/>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ehicle_style <text:s text:c="8"/>17</text:p>
          </table:table-cell>
          <table:table-cell office:value-type="string" calcext:value-type="string">
            <text:p>vehicle_style <text:s text:c="8"/>2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ehicle_type <text:s text:c="9"/>18</text:p>
          </table:table-cell>
          <table:table-cell office:value-type="string" calcext:value-type="string">
            <text:p>vehicle_type <text:s text:c="9"/>2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ey_situations <text:s text:c="7"/>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rrative <text:s text:c="12"/>20</text:p>
          </table:table-cell>
          <table:table-cell office:value-type="string" calcext:value-type="string">
            <text:p>contact_reason 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eather <text:s text:c="14"/>2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x <text:s text:c="18"/>22</text:p>
          </table:table-cell>
          <table:table-cell office:value-type="string" calcext:value-type="string">
            <text:p>sex <text:s text:c="18"/>25</text:p>
          </table:table-cell>
          <table:table-cell office:value-type="string" calcext:value-type="string">
            <text:p>sex <text:s text:c="19"/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ce <text:s text:c="17"/>23</text:p>
          </table:table-cell>
          <table:table-cell office:value-type="string" calcext:value-type="string">
            <text:p>race <text:s text:c="17"/>26</text:p>
          </table:table-cell>
          <table:table-cell office:value-type="string" calcext:value-type="string">
            <text:p>race_desc <text:s text:c="12"/>3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ge <text:s text:c="18"/>24</text:p>
          </table:table-cell>
          <table:table-cell office:value-type="string" calcext:value-type="string">
            <text:p>age <text:s text:c="18"/>27</text:p>
          </table:table-cell>
          <table:table-cell office:value-type="string" calcext:value-type="string">
            <text:p>age_at_fio_corrected <text:s/>4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uild <text:s text:c="16"/>25</text:p>
          </table:table-cell>
          <table:table-cell office:value-type="string" calcext:value-type="string">
            <text:p>build <text:s text:c="16"/>2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ir_style <text:s text:c="11"/>26</text:p>
          </table:table-cell>
          <table:table-cell office:value-type="string" calcext:value-type="string">
            <text:p>hair_style <text:s text:c="11"/>2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kin_tone <text:s text:c="12"/>27</text:p>
          </table:table-cell>
          <table:table-cell office:value-type="string" calcext:value-type="string">
            <text:p>complexion 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thnicity <text:s text:c="12"/>28</text:p>
          </table:table-cell>
          <table:table-cell office:value-type="string" calcext:value-type="string">
            <text:p>ethnicity 31</text:p>
          </table:table-cell>
          <table:table-cell office:value-type="string" calcext:value-type="string">
            <text:p>ethnicity <text:s text:c="12"/>3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therclothing <text:s text:c="8"/>29</text:p>
          </table:table-cell>
          <table:table-cell office:value-type="string" calcext:value-type="string">
            <text:p>otherclothing 32</text:p>
          </table:table-cell>
          <table:table-cell office:value-type="string" calcext:value-type="string">
            <text:p>clothing <text:s text:c="14"/>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ceased <text:s text:c="13"/>3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cense_state <text:s text:c="8"/>3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cense_type <text:s text:c="9"/>3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isk/search <text:s text:c="9"/>33</text:p>
          </table:table-cell>
          <table:table-cell office:value-type="string" calcext:value-type="string">
            <text:p>frisked 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archperson <text:s text:c="9"/>1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archvehicle <text:s text:c="8"/>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mmonsissued <text:s text:c="8"/>1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ehicle_make <text:s text:c="9"/>19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dist <text:s text:c="18"/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t_id <text:s text:c="15"/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iors <text:s text:c="16"/>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f_dist_id <text:s text:c="10"/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f_dist <text:s text:c="13"/>2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p_entrydate <text:s text:c="8"/>3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st_updateby <text:s text:c="8"/>3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st_updatetime <text:s text:c="6"/>3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rst_inserttime <text:s text:c="5"/>3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ce_id <text:s text:c="14"/>3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eet_id <text:s text:c="12"/>4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h_occupant <text:s text:c="9"/>2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scription <text:s text:c="11"/>8 (look more at thes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ofs_type <text:s text:c="11"/>1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rrorism <text:s text:c="12"/>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arch <text:s text:c="15"/>1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_reasons <text:s text:c="9"/>1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teredby <text:s text:c="12"/>1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ofs_reasons <text:s text:c="8"/>1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utcome <text:s text:c="14"/>1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teredby <text:s text:c="12"/>1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ofs_reasons <text:s text:c="8"/>1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ctive_id <text:s text:c="12"/>36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2">00/00/0000</text:date>, <text:time style:data-style-name="N2" text:time-value="12:41:37.666146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1T23:33:52.210298503</meta:creation-date>
    <dc:date>2023-03-12T13:41:35.840079038</dc:date>
    <meta:editing-duration>PT25M14S</meta:editing-duration>
    <meta:editing-cycles>4</meta:editing-cycles>
    <meta:generator>NeoOffice/3.2022.5_Professional_Edition$MacOSX_AARCH64 NeoOffice_project/0</meta:generator>
    <meta:document-statistic meta:table-count="1" meta:cell-count="111" meta:object-count="0"/>
  </office:meta>
</office:document-meta>
</file>